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6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height="true" draw:auto-grow-width="false" fo:max-height="0cm" fo:min-height="1.889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774cm" fo:min-width="0.525cm"/>
    </style:style>
    <style:style style:name="gr48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49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314cm" fo:min-width="1.063cm"/>
    </style:style>
    <style:style style:name="gr50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1.923cm" fo:min-width="1.674cm"/>
    </style:style>
    <style:style style:name="gr5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2.57cm" fo:min-width="2.32cm"/>
    </style:style>
    <style:style style:name="gr52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3.145cm" fo:min-width="2.894cm"/>
    </style:style>
    <style:style style:name="gr53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3.719cm" fo:min-width="3.469cm"/>
    </style:style>
    <style:style style:name="gr54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4.331cm" fo:min-width="4.082cm"/>
    </style:style>
    <style:style style:name="gr55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4.869cm" fo:min-width="4.619cm"/>
    </style:style>
    <style:style style:name="gr5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5.409cm" fo:min-width="5.159cm"/>
    </style:style>
    <style:style style:name="gr5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6.073cm" fo:min-width="5.824cm"/>
    </style:style>
    <style:style style:name="gr58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6.665cm" fo:min-width="6.416cm"/>
    </style:style>
    <style:style style:name="gr59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7.114cm" fo:min-width="6.865cm"/>
    </style:style>
    <style:style style:name="gr6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61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6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7.617cm" fo:min-width="7.368cm"/>
    </style:style>
    <style:style style:name="gr63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6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1cm" fo:min-width="35.06cm"/>
    </style:style>
    <style:style style:name="gr65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8.157cm" fo:min-width="7.908cm"/>
    </style:style>
    <style:style style:name="gr66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8.695cm" fo:min-width="8.445cm"/>
    </style:style>
    <style:style style:name="gr67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27cm" fo:min-width="9.021cm"/>
    </style:style>
    <style:style style:name="gr68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9.844cm" fo:min-width="9.593cm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70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42cm" fo:min-width="10.17cm"/>
    </style:style>
    <style:style style:name="gr71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0.994cm" fo:min-width="10.744cm"/>
    </style:style>
    <style:style style:name="gr7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1.57cm" fo:min-width="11.32cm"/>
    </style:style>
    <style:style style:name="gr73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12.144cm" fo:min-width="11.893cm"/>
    </style:style>
    <style:style style:name="gr74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75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2.72cm" fo:min-width="12.47cm"/>
    </style:style>
    <style:style style:name="gr76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294cm" fo:min-width="13.044cm"/>
    </style:style>
    <style:style style:name="gr77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3.868cm" fo:min-width="13.618cm"/>
    </style:style>
    <style:style style:name="gr78" style:family="graphic" style:parent-style-name="standard">
      <style:graphic-properties draw:stroke="none" draw:fill-color="#ff0000" draw:opacity="15%" draw:textarea-horizontal-align="justify" draw:textarea-vertical-align="middle" draw:auto-grow-height="false" fo:min-height="14.444cm" fo:min-width="14.194cm"/>
    </style:style>
    <style:style style:name="gr79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018cm" fo:min-width="14.768cm"/>
    </style:style>
    <style:style style:name="gr80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5.594cm" fo:min-width="15.344cm"/>
    </style:style>
    <style:style style:name="gr8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168cm" fo:min-width="15.917cm"/>
    </style:style>
    <style:style style:name="gr8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16.742cm" fo:min-width="16.493cm"/>
    </style:style>
    <style:style style:name="gr8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318cm" fo:min-width="17.067cm"/>
    </style:style>
    <style:style style:name="gr8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7.892cm" fo:min-width="17.642cm"/>
    </style:style>
    <style:style style:name="gr8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8.468cm" fo:min-width="18.218cm"/>
    </style:style>
    <style:style style:name="gr8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042cm" fo:min-width="18.791cm"/>
    </style:style>
    <style:style style:name="gr8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19.616cm" fo:min-width="19.365cm"/>
    </style:style>
    <style:style style:name="gr8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19cm" fo:min-width="19.94cm"/>
    </style:style>
    <style:style style:name="gr8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0.766cm" fo:min-width="20.516cm"/>
    </style:style>
    <style:style style:name="gr90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34cm" fo:min-width="21.09cm"/>
    </style:style>
    <style:style style:name="gr9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1.914cm" fo:min-width="21.664cm"/>
    </style:style>
    <style:style style:name="gr92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2.49cm" fo:min-width="22.239cm"/>
    </style:style>
    <style:style style:name="gr9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064cm" fo:min-width="22.814cm"/>
    </style:style>
    <style:style style:name="gr9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3.638cm" fo:min-width="23.389cm"/>
    </style:style>
    <style:style style:name="gr95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214cm" fo:min-width="23.964cm"/>
    </style:style>
    <style:style style:name="gr96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4.788cm" fo:min-width="24.538cm"/>
    </style:style>
    <style:style style:name="gr97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362cm" fo:min-width="25.112cm"/>
    </style:style>
    <style:style style:name="gr98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5.938cm" fo:min-width="25.689cm"/>
    </style:style>
    <style:style style:name="gr99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6.512cm" fo:min-width="26.263cm"/>
    </style:style>
    <style:style style:name="gr100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101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088cm" fo:min-width="26.838cm"/>
    </style:style>
    <style:style style:name="gr102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103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7.662cm" fo:min-width="27.412cm"/>
    </style:style>
    <style:style style:name="gr104" style:family="graphic" style:parent-style-name="standard">
      <style:graphic-properties draw:stroke="none" draw:fill-color="#ff0000" draw:opacity="5%" draw:textarea-horizontal-align="justify" draw:textarea-vertical-align="middle" draw:auto-grow-height="false" fo:min-height="28.236cm" fo:min-width="27.986cm"/>
    </style:style>
    <style:style style:name="gr105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106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107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6cm" fo:min-width="10.625cm"/>
    </style:style>
    <style:style style:name="gr108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5cm" fo:min-width="9.914cm"/>
    </style:style>
    <style:style style:name="gr109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110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cm" fo:min-width="8.441cm"/>
    </style:style>
    <style:style style:name="gr111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112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113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114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115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116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117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118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11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12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121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0.842cm" fo:min-width="0.592cm"/>
    </style:style>
    <style:style style:name="gr122" style:family="graphic" style:parent-style-name="standard">
      <style:graphic-properties draw:stroke="none" draw:fill-color="#ff0000" draw:opacity="20%" draw:textarea-horizontal-align="justify" draw:textarea-vertical-align="middle" draw:auto-grow-height="false" fo:min-height="0.842cm" fo:min-width="0.592cm"/>
    </style:style>
    <style:style style:name="gr123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0.842cm" fo:min-width="0.592cm"/>
    </style:style>
    <style:style style:name="gr12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0.842cm" fo:min-width="0.592cm"/>
    </style:style>
    <style:style style:name="gr125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0.842cm" fo:min-width="0.592cm"/>
    </style:style>
    <style:style style:name="gr126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0.842cm" fo:min-width="0.592cm"/>
    </style:style>
    <style:style style:name="gr127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0.842cm" fo:min-width="0.592cm"/>
    </style:style>
    <style:style style:name="gr128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0.842cm" fo:min-width="0.592cm"/>
    </style:style>
    <style:style style:name="gr129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0.842cm" fo:min-width="0.592cm"/>
    </style:style>
    <style:style style:name="gr130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842cm" fo:min-width="0.59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0000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-color="#ff0000" draw:opacity="90%"/>
      <style:paragraph-properties fo:text-align="center"/>
    </style:style>
    <style:style style:name="P12" style:family="paragraph">
      <loext:graphic-properties draw:fill-color="#ff0000" draw:opacity="80%"/>
      <style:paragraph-properties fo:text-align="center"/>
    </style:style>
    <style:style style:name="P13" style:family="paragraph">
      <loext:graphic-properties draw:fill-color="#ff0000" draw:opacity="70%"/>
      <style:paragraph-properties fo:text-align="center"/>
    </style:style>
    <style:style style:name="P14" style:family="paragraph">
      <loext:graphic-properties draw:fill-color="#ff0000" draw:opacity="65%"/>
      <style:paragraph-properties fo:text-align="center"/>
    </style:style>
    <style:style style:name="P15" style:family="paragraph">
      <loext:graphic-properties draw:fill-color="#ff0000" draw:opacity="60%"/>
      <style:paragraph-properties fo:text-align="center"/>
    </style:style>
    <style:style style:name="P16" style:family="paragraph">
      <loext:graphic-properties draw:fill-color="#ff0000" draw:opacity="55%"/>
      <style:paragraph-properties fo:text-align="center"/>
    </style:style>
    <style:style style:name="P17" style:family="paragraph">
      <loext:graphic-properties draw:fill-color="#ff0000" draw:opacity="50%"/>
      <style:paragraph-properties fo:text-align="center"/>
    </style:style>
    <style:style style:name="P18" style:family="paragraph">
      <loext:graphic-properties draw:fill-color="#ff0000" draw:opacity="45%"/>
      <style:paragraph-properties fo:text-align="center"/>
    </style:style>
    <style:style style:name="P19" style:family="paragraph">
      <loext:graphic-properties draw:fill-color="#ff0000" draw:opacity="40%"/>
      <style:paragraph-properties fo:text-align="center"/>
    </style:style>
    <style:style style:name="P20" style:family="paragraph">
      <loext:graphic-properties draw:fill-color="#ff0000" draw:opacity="35%"/>
      <style:paragraph-properties fo:text-align="center"/>
    </style:style>
    <style:style style:name="P21" style:family="paragraph">
      <loext:graphic-properties draw:fill="none" draw:fill-color="#ffffff" draw:opacity="100%"/>
      <style:paragraph-properties fo:text-align="center"/>
    </style:style>
    <style:style style:name="P22" style:family="paragraph">
      <loext:graphic-properties draw:fill-color="#ff0000" draw:opacity="30%"/>
      <style:paragraph-properties fo:text-align="center"/>
    </style:style>
    <style:style style:name="P23" style:family="paragraph">
      <loext:graphic-properties draw:fill-color="#ffffff" draw:opacity="100%"/>
      <style:paragraph-properties fo:text-align="center"/>
    </style:style>
    <style:style style:name="P24" style:family="paragraph">
      <loext:graphic-properties draw:fill-color="#ff0000" draw:opacity="25%"/>
      <style:paragraph-properties fo:text-align="center"/>
    </style:style>
    <style:style style:name="P25" style:family="paragraph">
      <loext:graphic-properties draw:fill-color="#ff0000" draw:opacity="20%"/>
      <style:paragraph-properties fo:text-align="center"/>
    </style:style>
    <style:style style:name="P26" style:family="paragraph">
      <loext:graphic-properties draw:fill-color="#ff0000" draw:opacity="15%"/>
      <style:paragraph-properties fo:text-align="center"/>
    </style:style>
    <style:style style:name="P27" style:family="paragraph">
      <loext:graphic-properties draw:fill-color="#ff0000" draw:opacity="10%"/>
      <style:paragraph-properties fo:text-align="center"/>
    </style:style>
    <style:style style:name="P28" style:family="paragraph">
      <loext:graphic-properties draw:fill-color="#ff0000" draw:opacity="5%"/>
      <style:paragraph-properties fo:text-align="center"/>
    </style:style>
    <style:style style:name="P29" style:family="paragraph">
      <loext:graphic-properties draw:fill-color="#ff0000" draw:opacity="5%"/>
      <style:paragraph-properties fo:text-align="center"/>
      <style:text-properties fo:font-weight="bold"/>
    </style:style>
    <style:style style:name="P30" style:family="paragraph">
      <loext:graphic-properties draw:fill-color="#ff0000" draw:opacity="34%"/>
      <style:paragraph-properties fo:text-align="center"/>
    </style:style>
    <style:style style:name="P31" style:family="paragraph">
      <loext:graphic-properties draw:fill-color="#ff0000" draw:opacity="100%"/>
      <style:paragraph-properties fo:text-align="center"/>
    </style:style>
    <style:style style:name="T1" style:family="text">
      <style:text-properties fo:font-variant="normal" fo:text-transform="none" fo:color="#ff0000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-0.508cm" svg:x2="10.008cm" svg:y2="-0.508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-0.102cm" svg:x2="10.007cm" svg:y2="-0.102cm">
          <text:p/>
        </draw:lin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0.305cm" svg:x2="10.006cm" svg:y2="0.305cm">
          <text:p/>
        </draw:lin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0.711cm" svg:x2="10.005cm" svg:y2="0.711cm">
          <text:p/>
        </draw:lin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.118cm" svg:x2="10.004cm" svg:y2="1.118cm">
          <text:p/>
        </draw:lin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.524cm" svg:x2="10.003cm" svg:y2="1.524cm">
          <text:p/>
        </draw:lin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.93cm" svg:x2="10.002cm" svg:y2="1.93cm">
          <text:p/>
        </draw:lin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2.337cm" svg:x2="10.001cm" svg:y2="2.337cm">
          <text:p/>
        </draw:lin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2.743cm" svg:x2="10cm" svg:y2="2.743cm">
          <text:p/>
        </draw:lin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3.15cm" svg:x2="9.999cm" svg:y2="3.15cm">
          <text:p/>
        </draw:lin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3.556cm" svg:x2="9.998cm" svg:y2="3.556cm">
          <text:p/>
        </draw:lin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3.962cm" svg:x2="9.997cm" svg:y2="3.962cm">
          <text:p/>
        </draw:lin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4.369cm" svg:x2="9.996cm" svg:y2="4.369cm">
          <text:p/>
        </draw:lin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4.775cm" svg:x2="9.995cm" svg:y2="4.775cm">
          <text:p/>
        </draw:lin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5.182cm" svg:x2="9.994cm" svg:y2="5.182cm">
          <text:p/>
        </draw:lin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5.588cm" svg:x2="9.993cm" svg:y2="5.588cm">
          <text:p/>
        </draw:lin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5.994cm" svg:x2="9.992cm" svg:y2="5.994cm">
          <text:p/>
        </draw:lin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6.401cm" svg:x2="9.991cm" svg:y2="6.401cm">
          <text:p/>
        </draw:lin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6.807cm" svg:x2="9.99cm" svg:y2="6.807cm">
          <text:p/>
        </draw:lin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7.214cm" svg:x2="9.989cm" svg:y2="7.214cm">
          <text:p/>
        </draw:lin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7.62cm" svg:x2="9.988cm" svg:y2="7.62cm">
          <text:p/>
        </draw:lin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8.026cm" svg:x2="9.987cm" svg:y2="8.026cm">
          <text:p/>
        </draw:lin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8.433cm" svg:x2="9.986cm" svg:y2="8.433cm">
          <text:p/>
        </draw:lin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8.839cm" svg:x2="9.985cm" svg:y2="8.839cm">
          <text:p/>
        </draw:lin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9.246cm" svg:x2="9.984cm" svg:y2="9.246cm">
          <text:p/>
        </draw:lin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8cm" svg:y1="9.662cm" svg:x2="9.983cm" svg:y2="9.662cm">
          <text:p/>
        </draw:lin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89cm" svg:y1="10.058cm" svg:x2="9.984cm" svg:y2="10.058cm">
          <text:p/>
        </draw:lin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cm" svg:y1="10.465cm" svg:x2="9.985cm" svg:y2="10.465cm">
          <text:p/>
        </draw:lin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1cm" svg:y1="10.871cm" svg:x2="9.986cm" svg:y2="10.871cm">
          <text:p/>
        </draw:lin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2cm" svg:y1="11.278cm" svg:x2="9.987cm" svg:y2="11.278cm">
          <text:p/>
        </draw:lin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3cm" svg:y1="11.684cm" svg:x2="9.988cm" svg:y2="11.684cm">
          <text:p/>
        </draw:lin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4cm" svg:y1="12.09cm" svg:x2="9.989cm" svg:y2="12.09cm">
          <text:p/>
        </draw:line>
        <draw:frame draw:style-name="gr9" draw:text-style-name="P10" draw:layer="layout" svg:width="7.112cm" svg:height="2.139cm" svg:x="2.54cm" svg:y="6.243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5cm" svg:y1="12.497cm" svg:x2="9.99cm" svg:y2="12.497cm">
          <text:p/>
        </draw:line>
        <draw:frame draw:style-name="gr10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6cm" svg:y1="12.903cm" svg:x2="9.991cm" svg:y2="12.903cm">
          <text:p/>
        </draw:line>
        <draw:frame draw:style-name="gr11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7cm" svg:y1="13.31cm" svg:x2="9.992cm" svg:y2="13.31cm">
          <text:p/>
        </draw:line>
        <draw:frame draw:style-name="gr12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8cm" svg:y1="13.716cm" svg:x2="9.993cm" svg:y2="13.716cm">
          <text:p/>
        </draw:line>
        <draw:frame draw:style-name="gr13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399cm" svg:y1="14.122cm" svg:x2="9.994cm" svg:y2="14.122cm">
          <text:p/>
        </draw:line>
        <draw:frame draw:style-name="gr14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cm" svg:y1="14.529cm" svg:x2="9.995cm" svg:y2="14.529cm">
          <text:p/>
        </draw:line>
        <draw:frame draw:style-name="gr15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1cm" svg:y1="14.935cm" svg:x2="9.996cm" svg:y2="14.935cm">
          <text:p/>
        </draw:line>
        <draw:frame draw:style-name="gr16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2cm" svg:y1="15.342cm" svg:x2="9.997cm" svg:y2="15.342cm">
          <text:p/>
        </draw:line>
        <draw:frame draw:style-name="gr17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3cm" svg:y1="15.748cm" svg:x2="9.998cm" svg:y2="15.748cm">
          <text:p/>
        </draw:line>
        <draw:frame draw:style-name="gr18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4cm" svg:y1="16.154cm" svg:x2="9.999cm" svg:y2="16.154cm">
          <text:p/>
        </draw:line>
        <draw:frame draw:style-name="gr19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5cm" svg:y1="16.561cm" svg:x2="10cm" svg:y2="16.561cm">
          <text:p/>
        </draw:line>
        <draw:frame draw:style-name="gr20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6cm" svg:y1="16.967cm" svg:x2="10.001cm" svg:y2="16.967cm">
          <text:p/>
        </draw:line>
        <draw:frame draw:style-name="gr21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7cm" svg:y1="17.374cm" svg:x2="10.002cm" svg:y2="17.374cm">
          <text:p/>
        </draw:line>
        <draw:frame draw:style-name="gr22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8cm" svg:y1="17.78cm" svg:x2="10.003cm" svg:y2="17.78cm">
          <text:p/>
        </draw:line>
        <draw:frame draw:style-name="gr23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09cm" svg:y1="18.186cm" svg:x2="10.004cm" svg:y2="18.186cm">
          <text:p/>
        </draw:line>
        <draw:frame draw:style-name="gr24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cm" svg:y1="18.593cm" svg:x2="10.005cm" svg:y2="18.593cm">
          <text:p/>
        </draw:line>
        <draw:frame draw:style-name="gr25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1cm" svg:y1="18.999cm" svg:x2="10.006cm" svg:y2="18.999cm">
          <text:p/>
        </draw:line>
        <draw:frame draw:style-name="gr26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2cm" svg:y1="19.406cm" svg:x2="10.007cm" svg:y2="19.406cm">
          <text:p/>
        </draw:line>
        <draw:frame draw:style-name="gr27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2.413cm" svg:y1="19.812cm" svg:x2="10.008cm" svg:y2="19.812cm">
          <text:p/>
        </draw:line>
        <draw:frame draw:style-name="gr28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0" draw:layer="layout" svg:width="7.112cm" svg:height="2.139cm" svg:x="2.54cm" svg:y="6.244cm">
          <draw:text-box>
            <text:p text:style-name="P9"><text:span text:style-name="T1">Wait a few</text:span></text:p>
            <text:p text:style-name="P9"><text:span text:style-name="T1">nanosecond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1" draw:layer="layout" svg:width="1.449cm" svg:height="1.448cm" svg:x="5.46cm" svg:y="8.865cm">
          <text:p/>
          <draw:enhanced-geometry svg:viewBox="0 0 21600 21600" draw:glue-points="10800 0 3163 3163 0 10800 3163 18437 10800 21600 18437 18437 21600 10800 18437 3163" draw:text-areas="3163 3163 18437 18437" draw:type="ring" draw:modifiers="6081.9875776397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2" draw:layer="layout" svg:width="2.209cm" svg:height="2.21cm" svg:x="5.104cm" svg:y="8.484cm">
          <text:p/>
          <draw:enhanced-geometry svg:viewBox="0 0 21600 21600" draw:glue-points="10800 0 3163 3163 0 10800 3163 18437 10800 21600 18437 18437 21600 10800 18437 3163" draw:text-areas="3163 3163 18437 18437" draw:type="ring" draw:modifiers="3985.8887381275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draw:layer="layout" svg:width="3.072cm" svg:height="3.073cm" svg:x="4.647cm" svg:y="8.052cm">
          <text:p/>
          <draw:enhanced-geometry svg:viewBox="0 0 21600 21600" draw:glue-points="10800 0 3163 3163 0 10800 3163 18437 10800 21600 18437 18437 21600 10800 18437 3163" draw:text-areas="3163 3163 18437 18437" draw:type="ring" draw:modifiers="2873.910214703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4" draw:layer="layout" svg:width="3.988cm" svg:height="3.988cm" svg:x="4.139cm" svg:y="7.595cm">
          <text:p/>
          <draw:enhanced-geometry svg:viewBox="0 0 21600 21600" draw:glue-points="10800 0 3163 3163 0 10800 3163 18437 10800 21600 18437 18437 21600 10800 18437 3163" draw:text-areas="3163 3163 18437 18437" draw:type="ring" draw:modifiers="2203.860616695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5" draw:layer="layout" svg:width="4.8cm" svg:height="4.801cm" svg:x="3.733cm" svg:y="7.188cm">
          <text:p/>
          <draw:enhanced-geometry svg:viewBox="0 0 21600 21600" draw:glue-points="10800 0 3163 3163 0 10800 3163 18437 10800 21600 18437 18437 21600 10800 18437 3163" draw:text-areas="3163 3163 18437 18437" draw:type="ring" draw:modifiers="1848.729695960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5.613cm" svg:height="5.613cm" draw:transform="rotate (-3.14159265358979) translate (8.938cm 12.394cm)">
          <text:p/>
          <draw:enhanced-geometry svg:viewBox="0 0 21600 21600" draw:glue-points="10800 0 3163 3163 0 10800 3163 18437 10800 21600 18437 18437 21600 10800 18437 3163" draw:text-areas="3163 3163 18437 18437" draw:type="ring" draw:modifiers="1581.332383327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draw:layer="layout" svg:width="6.478cm" svg:height="6.477cm" draw:transform="rotate (-3.14159265358979) translate (9.347cm 12.827cm)">
          <text:p/>
          <draw:enhanced-geometry svg:viewBox="0 0 21600 21600" draw:glue-points="10800 0 3163 3163 0 10800 3163 18437 10800 21600 18437 18437 21600 10800 18437 3163" draw:text-areas="3163 3163 18437 18437" draw:type="ring" draw:modifiers="1370.4229700524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8" draw:layer="layout" svg:width="7.239cm" svg:height="7.239cm" draw:transform="rotate (-3.14159265358979) translate (9.753cm 13.208cm)">
          <text:p/>
          <draw:enhanced-geometry svg:viewBox="0 0 21600 21600" draw:glue-points="10800 0 3163 3163 0 10800 3163 18437 10800 21600 18437 18437 21600 10800 18437 3163" draw:text-areas="3163 3163 18437 18437" draw:type="ring" draw:modifiers="1244.088397790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9" draw:layer="layout" svg:width="8.001cm" svg:height="8.001cm" draw:transform="rotate (-3.14159265358979) translate (10.159cm 13.589cm)">
          <text:p/>
          <draw:enhanced-geometry svg:viewBox="0 0 21600 21600" draw:glue-points="10800 0 3163 3163 0 10800 3163 18437 10800 21600 18437 18437 21600 10800 18437 3163" draw:text-areas="3163 3163 18437 18437" draw:type="ring" draw:modifiers="1117.520619845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9" draw:layer="layout" svg:width="8.942cm" svg:height="8.941cm" draw:transform="rotate (-3.14159265358979) translate (10.566cm 14.072cm)">
          <text:p/>
          <draw:enhanced-geometry svg:viewBox="0 0 21600 21600" draw:glue-points="10800 0 3163 3163 0 10800 3163 18437 10800 21600 18437 18437 21600 10800 18437 3163" draw:text-areas="3163 3163 18437 18437" draw:type="ring" draw:modifiers="1009.707000670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9.778cm" svg:height="9.779cm" draw:transform="rotate (-3.14159265358979) translate (10.971cm 14.503cm)">
          <text:p/>
          <draw:enhanced-geometry svg:viewBox="0 0 21600 21600" draw:glue-points="10800 0 3163 3163 0 10800 3163 18437 10800 21600 18437 18437 21600 10800 18437 3163" draw:text-areas="3163 3163 18437 18437" draw:type="ring" draw:modifiers="914.3558282208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59" draw:text-style-name="P20" draw:layer="layout" svg:width="10.413cm" svg:height="10.414cm" draw:transform="rotate (-3.14159265358979) translate (11.376cm 14.834cm)">
          <text:p/>
          <draw:enhanced-geometry svg:viewBox="0 0 21600 21600" draw:glue-points="10800 0 3163 3163 0 10800 3163 18437 10800 21600 18437 18437 21600 10800 18437 3163" draw:text-areas="3163 3163 18437 18437" draw:type="ring" draw:modifiers="842.01632261161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0" draw:text-style-name="P19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custom-shape draw:style-name="gr62" draw:text-style-name="P22" draw:layer="layout" svg:width="11.126cm" svg:height="11.125cm" draw:transform="rotate (-3.14159265358979) translate (11.784cm 15.189cm)">
          <text:p/>
          <draw:enhanced-geometry svg:viewBox="0 0 21600 21600" draw:glue-points="10800 0 3163 3163 0 10800 3163 18437 10800 21600 18437 18437 21600 10800 18437 3163" draw:text-areas="3163 3163 18437 18437" draw:type="ring" draw:modifiers="869.74653963688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1.408cm -8.147cm)">
          <text:p/>
          <draw:enhanced-geometry svg:viewBox="0 0 21600 21600" draw:mirror-horizontal="false" draw:type="block-arc" draw:modifiers="-97.7913272279551 10634.559662892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65" draw:text-style-name="P22" draw:layer="layout" svg:width="11.888cm" svg:height="11.887cm" draw:transform="rotate (-3.14159265358979) translate (12.191cm 15.57cm)">
          <text:p/>
          <draw:enhanced-geometry svg:viewBox="0 0 21600 21600" draw:glue-points="10800 0 3163 3163 0 10800 3163 18437 10800 21600 18437 18437 21600 10800 18437 3163" draw:text-areas="3163 3163 18437 18437" draw:type="ring" draw:modifiers="743.13593539703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1.662cm -8.146cm)">
          <text:p/>
          <draw:enhanced-geometry svg:viewBox="0 0 21600 21600" draw:mirror-horizontal="false" draw:type="block-arc" draw:modifiers="-99.5868412213231 10636.952576302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66" draw:text-style-name="P24" draw:layer="layout" svg:width="12.649cm" svg:height="12.649cm" draw:transform="rotate (-3.14159265358979) translate (12.6cm 15.951cm)">
          <text:p/>
          <draw:enhanced-geometry svg:viewBox="0 0 21600 21600" draw:glue-points="10800 0 3163 3163 0 10800 3163 18437 10800 21600 18437 18437 21600 10800 18437 3163" draw:text-areas="3163 3163 18437 18437" draw:type="ring" draw:modifiers="729.10671936758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1.916cm -8.145cm)">
          <text:p/>
          <draw:enhanced-geometry svg:viewBox="0 0 21600 21600" draw:mirror-horizontal="false" draw:type="block-arc" draw:modifiers="-100.729722383269 10634.236632799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67" draw:text-style-name="P25" draw:layer="layout" svg:width="13.463cm" svg:height="13.462cm" draw:transform="rotate (-3.14159265358979) translate (13.008cm 16.359cm)">
          <text:p/>
          <draw:enhanced-geometry svg:viewBox="0 0 21600 21600" draw:glue-points="10800 0 3163 3163 0 10800 3163 18437 10800 21600 18437 18437 21600 10800 18437 3163" draw:text-areas="3163 3163 18437 18437" draw:type="ring" draw:modifiers="670.6380450122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2.171cm -8.145cm)">
          <text:p/>
          <draw:enhanced-geometry svg:viewBox="0 0 21600 21600" draw:mirror-horizontal="false" draw:type="block-arc" draw:modifiers="-101.720698480663 10634.20291026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68" draw:text-style-name="P25" draw:layer="layout" svg:width="14.273cm" svg:height="14.274cm" draw:transform="rotate (-3.14159265358979) translate (13.413cm 16.765cm)">
          <text:p/>
          <draw:enhanced-geometry svg:viewBox="0 0 21600 21600" draw:glue-points="10800 0 3163 3163 0 10800 3163 18437 10800 21600 18437 18437 21600 10800 18437 3163" draw:text-areas="3163 3163 18437 18437" draw:type="ring" draw:modifiers="634.003502626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2.424cm -8.145cm)">
          <text:p/>
          <draw:enhanced-geometry svg:viewBox="0 0 21600 21600" draw:mirror-horizontal="false" draw:type="block-arc" draw:modifiers="-102.352224147026 10634.974546670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70" draw:text-style-name="P25" draw:layer="layout" svg:width="15.088cm" svg:height="15.088cm" draw:transform="rotate (-3.14159265358979) translate (13.82cm 17.171cm)">
          <text:p/>
          <draw:enhanced-geometry svg:viewBox="0 0 21600 21600" draw:glue-points="10800 0 3163 3163 0 10800 3163 18437 10800 21600 18437 18437 21600 10800 18437 3163" draw:text-areas="3163 3163 18437 18437" draw:type="ring" draw:modifiers="601.23268606269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2.678cm -8.145cm)">
          <text:p/>
          <draw:enhanced-geometry svg:viewBox="0 0 21600 21600" draw:mirror-horizontal="false" draw:type="block-arc" draw:modifiers="-102.58080941528 10634.401358210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71" draw:text-style-name="P25" draw:layer="layout" svg:width="15.9cm" svg:height="15.9cm" draw:transform="rotate (-3.14159265358979) translate (14.226cm 17.577cm)">
          <text:p/>
          <draw:enhanced-geometry svg:viewBox="0 0 21600 21600" draw:glue-points="10800 0 3163 3163 0 10800 3163 18437 10800 21600 18437 18437 21600 10800 18437 3163" draw:text-areas="3163 3163 18437 18437" draw:type="ring" draw:modifiers="567.81334507263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2.932cm -8.145cm)">
          <text:p/>
          <draw:enhanced-geometry svg:viewBox="0 0 21600 21600" draw:mirror-horizontal="false" draw:type="block-arc" draw:modifiers="-102.786056178128 10631.144123071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72" draw:text-style-name="P25" draw:layer="layout" svg:width="16.714cm" svg:height="16.714cm" draw:transform="rotate (-3.14159265358979) translate (14.632cm 17.983cm)">
          <text:p/>
          <draw:enhanced-geometry svg:viewBox="0 0 21600 21600" draw:glue-points="10800 0 3163 3163 0 10800 3163 18437 10800 21600 18437 18437 21600 10800 18437 3163" draw:text-areas="3163 3163 18437 18437" draw:type="ring" draw:modifiers="534.9925216871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0" draw:text-style-name="P19" draw:layer="layout" svg:width="35.56cm" svg:height="35.56cm" draw:transform="rotate (-1.5707963267949) translate (13.185cm -8.145cm)">
          <text:p/>
          <draw:enhanced-geometry svg:viewBox="0 0 21600 21600" draw:mirror-horizontal="false" draw:type="block-arc" draw:modifiers="-102.660703919574 10632.11926081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73" draw:text-style-name="P25" draw:layer="layout" svg:width="17.525cm" svg:height="17.526cm" draw:transform="rotate (-3.14159265358979) translate (15.037cm 18.389cm)">
          <text:p/>
          <draw:enhanced-geometry svg:viewBox="0 0 21600 21600" draw:glue-points="10800 0 3163 3163 0 10800 3163 18437 10800 21600 18437 18437 21600 10800 18437 3163" draw:text-areas="3163 3163 18437 18437" draw:type="ring" draw:modifiers="510.2071090317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13.028cm" svg:y1="5.857cm" svg:x2="13.028cm" svg:y2="13.452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0" draw:text-style-name="P19" draw:layer="layout" svg:width="35.56cm" svg:height="35.56cm" draw:transform="rotate (-1.5707963267949) translate (13.44cm -8.145cm)">
          <text:p/>
          <draw:enhanced-geometry svg:viewBox="0 0 21600 21600" draw:mirror-horizontal="false" draw:type="block-arc" draw:modifiers="-101.926164925248 10632.876891521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75" draw:text-style-name="P26" draw:layer="layout" svg:width="18.34cm" svg:height="18.34cm" draw:transform="rotate (-3.14159265358979) translate (15.446cm 18.796cm)">
          <text:p/>
          <draw:enhanced-geometry svg:viewBox="0 0 21600 21600" draw:glue-points="10800 0 3163 3163 0 10800 3163 18437 10800 21600 18437 18437 21600 10800 18437 3163" draw:text-areas="3163 3163 18437 18437" draw:type="ring" draw:modifiers="489.9187612452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13.436cm" svg:y1="5.855cm" svg:x2="13.436cm" svg:y2="13.45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4" draw:text-style-name="P19" draw:layer="layout" svg:width="35.56cm" svg:height="35.561cm" draw:transform="rotate (-1.5707963267949) translate (13.694cm -8.145cm)">
          <text:p/>
          <draw:enhanced-geometry svg:viewBox="0 0 21600 21600" draw:mirror-horizontal="false" draw:type="block-arc" draw:modifiers="-100.110921906631 10634.113815647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76" draw:text-style-name="P26" draw:layer="layout" svg:width="19.152cm" svg:height="19.152cm" draw:transform="rotate (-3.14159265358979) translate (15.851cm 19.202cm)">
          <text:p/>
          <draw:enhanced-geometry svg:viewBox="0 0 21600 21600" draw:glue-points="10800 0 3163 3163 0 10800 3163 18437 10800 21600 18437 18437 21600 10800 18437 3163" draw:text-areas="3163 3163 18437 18437" draw:type="ring" draw:modifiers="466.8929149480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13.842cm" svg:y1="5.853cm" svg:x2="13.842cm" svg:y2="13.448cm">
          <text:p/>
        </draw:lin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77" draw:text-style-name="P26" draw:layer="layout" svg:width="19.964cm" svg:height="19.964cm" draw:transform="rotate (-3.14159265358979) translate (16.257cm 19.607cm)">
          <text:p/>
          <draw:enhanced-geometry svg:viewBox="0 0 21600 21600" draw:glue-points="10800 0 3163 3163 0 10800 3163 18437 10800 21600 18437 18437 21600 10800 18437 3163" draw:text-areas="3163 3163 18437 18437" draw:type="ring" draw:modifiers="448.9857250187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4.247cm" svg:y1="5.854cm" svg:x2="14.247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78" draw:text-style-name="P26" draw:layer="layout" svg:width="20.778cm" svg:height="20.778cm" draw:transform="rotate (-3.14159265358979) translate (16.664cm 20.014cm)">
          <text:p/>
          <draw:enhanced-geometry svg:viewBox="0 0 21600 21600" draw:glue-points="10800 0 3163 3163 0 10800 3163 18437 10800 21600 18437 18437 21600 10800 18437 3163" draw:text-areas="3163 3163 18437 18437" draw:type="ring" draw:modifiers="434.5156167284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4.655cm" svg:y1="5.855cm" svg:x2="14.655cm" svg:y2="13.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79" draw:text-style-name="P27" draw:layer="layout" svg:width="21.59cm" svg:height="21.59cm" draw:transform="rotate (-3.14159265358979) translate (17.07cm 20.42cm)">
          <text:p/>
          <draw:enhanced-geometry svg:viewBox="0 0 21600 21600" draw:glue-points="10800 0 3163 3163 0 10800 3163 18437 10800 21600 18437 18437 21600 10800 18437 3163" draw:text-areas="3163 3163 18437 18437" draw:type="ring" draw:modifiers="415.172988745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5.061cm" svg:y1="5.856cm" svg:x2="15.061cm" svg:y2="13.45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80" draw:text-style-name="P27" draw:layer="layout" svg:width="22.404cm" svg:height="22.404cm" draw:transform="rotate (-3.14159265358979) translate (17.477cm 20.827cm)">
          <text:p/>
          <draw:enhanced-geometry svg:viewBox="0 0 21600 21600" draw:glue-points="10800 0 3163 3163 0 10800 3163 18437 10800 21600 18437 18437 21600 10800 18437 3163" draw:text-areas="3163 3163 18437 18437" draw:type="ring" draw:modifiers="400.0892657888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5.467cm" svg:y1="5.857cm" svg:x2="15.467cm" svg:y2="13.45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81" draw:text-style-name="P27" draw:layer="layout" svg:width="23.215cm" svg:height="23.216cm" draw:transform="rotate (-3.14159265358979) translate (17.882cm 21.2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87.95710040056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5.873cm" svg:y1="5.858cm" svg:x2="15.873cm" svg:y2="13.45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82" draw:text-style-name="P27" draw:layer="layout" svg:width="24.029cm" svg:height="24.028cm" draw:transform="rotate (-3.14159265358979) translate (18.29cm 21.6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74.84705980273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6.278cm" svg:y1="5.859cm" svg:x2="16.278cm" svg:y2="13.45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83" draw:text-style-name="P28" draw:layer="layout" svg:width="24.841cm" svg:height="24.842cm" draw:transform="rotate (-3.14159265358979) translate (18.696cm 22.0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60.82598719961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6.686cm" svg:y1="5.86cm" svg:x2="16.686cm" svg:y2="13.45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84" draw:text-style-name="P28" draw:layer="layout" svg:width="25.654cm" svg:height="25.654cm" draw:transform="rotate (-3.14159265358979) translate (19.102cm 22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49.40557396219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7.092cm" svg:y1="5.861cm" svg:x2="17.092cm" svg:y2="13.45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85" draw:text-style-name="P28" draw:layer="layout" svg:width="26.468cm" svg:height="26.468cm" draw:transform="rotate (-3.14159265358979) translate (19.508cm 22.8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38.6603196191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7.499cm" svg:y1="5.862cm" svg:x2="17.499cm" svg:y2="13.45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86" draw:text-style-name="P28" draw:layer="layout" svg:width="27.281cm" svg:height="27.28cm" draw:transform="rotate (-3.14159265358979) translate (19.914cm 23.2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26.996810967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7.905cm" svg:y1="5.863cm" svg:x2="17.905cm" svg:y2="13.45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87" draw:text-style-name="P28" draw:layer="layout" svg:width="28.091cm" svg:height="28.092cm" draw:transform="rotate (-3.14159265358979) translate (20.319cm 23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9.08304559854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8.311cm" svg:y1="5.864cm" svg:x2="18.311cm" svg:y2="13.45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88" draw:text-style-name="P28" draw:layer="layout" svg:width="28.906cm" svg:height="28.906cm" draw:transform="rotate (-3.14159265358979) translate (20.726cm 24.07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10.0979001625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8.718cm" svg:y1="5.865cm" svg:x2="18.718cm" svg:y2="13.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89" draw:text-style-name="P28" draw:layer="layout" svg:width="29.718cm" svg:height="29.718cm" draw:transform="rotate (-3.14159265358979) translate (21.132cm 24.48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301.62522292136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19.124cm" svg:y1="5.866cm" svg:x2="19.124cm" svg:y2="13.46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90" draw:text-style-name="P28" draw:layer="layout" svg:width="30.53cm" svg:height="30.53cm" draw:transform="rotate (-3.14159265358979) translate (21.538cm 24.8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.14061118207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19.531cm" svg:y1="5.867cm" svg:x2="19.531cm" svg:y2="13.462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91" draw:text-style-name="P29" draw:layer="layout" svg:width="31.344cm" svg:height="31.344cm" draw:transform="rotate (-3.14159265358979) translate (21.944cm 25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9.424150582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19.937cm" svg:y1="5.868cm" svg:x2="19.937cm" svg:y2="13.463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92" draw:text-style-name="P28" draw:layer="layout" svg:width="32.157cm" svg:height="32.156cm" draw:transform="rotate (-3.14159265358979) translate (22.35cm 25.70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82.1158690176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0.343cm" svg:y1="5.869cm" svg:x2="20.343cm" svg:y2="13.464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93" draw:text-style-name="P28" draw:layer="layout" svg:width="32.97cm" svg:height="32.97cm" draw:transform="rotate (-3.14159265358979) translate (22.756cm 26.1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73.18552667495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0.751cm" svg:y1="5.87cm" svg:x2="20.751cm" svg:y2="13.465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94" draw:text-style-name="P28" draw:layer="layout" svg:width="33.781cm" svg:height="33.782cm" draw:transform="rotate (-3.14159265358979) translate (23.161cm 26.51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5.34055590089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1.157cm" svg:y1="5.871cm" svg:x2="21.157cm" svg:y2="13.466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95" draw:text-style-name="P28" draw:layer="layout" svg:width="34.596cm" svg:height="34.596cm" draw:transform="rotate (-3.14159265358979) translate (23.57cm 26.92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61.5949359771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1.562cm" svg:y1="5.872cm" svg:x2="21.562cm" svg:y2="13.467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96" draw:text-style-name="P28" draw:layer="layout" svg:width="35.408cm" svg:height="35.408cm" draw:transform="rotate (-3.14159265358979) translate (23.975cm 27.32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4.98602050326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1.97cm" svg:y1="5.873cm" svg:x2="21.97cm" svg:y2="13.468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97" draw:text-style-name="P28" draw:layer="layout" svg:width="36.22cm" svg:height="36.22cm" draw:transform="rotate (-3.14159265358979) translate (24.381cm 27.7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51.6551171972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2.376cm" svg:y1="5.874cm" svg:x2="22.376cm" svg:y2="13.469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98" draw:text-style-name="P28" draw:layer="layout" svg:width="37.035cm" svg:height="37.034cm" draw:transform="rotate (-3.14159265358979) translate (24.787cm 28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44.37424058323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4" draw:text-style-name="P6" draw:layer="layout" svg:x1="22.782cm" svg:y1="5.851cm" svg:x2="22.782cm" svg:y2="13.446cm">
          <text:p/>
        </draw:lin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99" draw:text-style-name="P28" draw:layer="layout" svg:width="37.845cm" svg:height="37.846cm" draw:transform="rotate (-3.14159265358979) translate (25.191cm 28.54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7.9898010410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23.189cm" svg:y1="5.85cm" svg:x2="23.189cm" svg:y2="13.445cm">
          <text:p/>
        </draw:lin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30" draw:layer="layout" svg:width="35.56cm" svg:height="35.559cm" draw:transform="rotate (-1.5707963267949) translate (58.428cm -8.156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01" draw:text-style-name="P28" draw:layer="layout" svg:width="38.66cm" svg:height="38.66cm" draw:transform="rotate (-3.14159265358979) translate (25.599cm 28.9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33.5376736245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74" draw:text-style-name="P6" draw:layer="layout" svg:x1="23.596cm" svg:y1="5.851cm" svg:x2="23.596cm" svg:y2="13.446cm">
          <text:p/>
        </draw:lin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58.681cm -8.156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03" draw:text-style-name="P28" draw:layer="layout" svg:width="39.472cm" svg:height="39.472cm" draw:transform="rotate (-3.14159265358979) translate (26.005cm 29.35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9.28077420008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58.935cm -8.156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04" draw:text-style-name="P28" draw:layer="layout" svg:width="40.284cm" svg:height="40.284cm" draw:transform="rotate (-3.14159265358979) translate (26.411cm 29.7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24.65930246990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9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59.19cm -8.156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59.444cm -8.156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59.698cm -8.155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59.951cm -8.154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05" draw:text-style-name="P24" draw:layer="layout" svg:width="12.649cm" svg:height="12.649cm" draw:transform="rotate (-1.5707963267949) translate (36.619cm 3.294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60.206cm -8.153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06" draw:text-style-name="P22" draw:layer="layout" svg:width="11.887cm" svg:height="11.886cm" draw:transform="rotate (-1.5707963267949) translate (36.3cm 3.675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60.46cm -8.152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07" draw:text-style-name="P22" draw:layer="layout" svg:width="11.125cm" svg:height="11.126cm" draw:transform="rotate (-1.5707963267949) translate (35.928cm 4.056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60.714cm -8.151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08" draw:text-style-name="P20" draw:layer="layout" svg:width="10.414cm" svg:height="10.415cm" draw:transform="rotate (-1.5707963267949) translate (35.644cm 4.418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9" draw:layer="layout" svg:width="35.56cm" svg:height="35.559cm" draw:transform="rotate (-1.5707963267949) translate (60.968cm -8.15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09" draw:text-style-name="P20" draw:layer="layout" svg:width="9.779cm" svg:height="9.778cm" draw:transform="rotate (-1.5707963267949) translate (35.404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9" draw:layer="layout" svg:width="8.941cm" svg:height="8.94cm" draw:transform="rotate (-1.5707963267949) translate (34.981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9" draw:layer="layout" svg:width="8.001cm" svg:height="8.001cm" draw:transform="rotate (-1.5707963267949) translate (34.458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8" draw:layer="layout" svg:width="7.239cm" svg:height="7.239cm" draw:transform="rotate (-1.5707963267949) translate (34.075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3" draw:text-style-name="P17" draw:layer="layout" svg:width="6.477cm" svg:height="6.476cm" draw:transform="rotate (-1.5707963267949) translate (33.765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16" draw:layer="layout" svg:width="5.613cm" svg:height="5.613cm" draw:transform="rotate (-1.5707963267949) translate (33.262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5" draw:layer="layout" svg:width="4.801cm" svg:height="4.8cm" draw:transform="rotate (-1.5707963267949) translate (32.901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4" draw:layer="layout" svg:width="3.988cm" svg:height="3.988cm" draw:transform="rotate (-1.5707963267949) translate (32.471cm 7.591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3" draw:layer="layout" svg:width="3.073cm" svg:height="3.072cm" draw:transform="rotate (-1.5707963267949) translate (31.958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2" draw:layer="layout" svg:width="2.21cm" svg:height="2.208cm" draw:transform="rotate (-1.5707963267949) translate (31.506cm 8.48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1" draw:layer="layout" svg:width="1.448cm" svg:height="1.449cm" draw:transform="rotate (-1.5707963267949) translate (31.156cm 8.862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2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2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2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9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7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15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13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12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1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8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9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0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1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2" draw:style-name="dp1" draw:master-page-name="Default" presentation:presentation-page-layout-name="AL1T0">
        <office:forms form:automatic-focus="false" form:apply-design-mode="false"/>
        <draw:custom-shape draw:style-name="gr5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63" draw:text-style-name="P2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1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31" draw:layer="layout" svg:width="0.585cm" svg:height="0.584cm" svg:x="30.117cm" svg:y="9.29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31" draw:layer="layout" svg:width="1.092cm" svg:height="1.092cm" svg:x="33.272cm" svg:y="9.0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8-08-20T10:38:34.627000000</dc:date>
    <meta:editing-duration>PT11H35M33S</meta:editing-duration>
    <meta:editing-cycles>300</meta:editing-cycles>
    <meta:generator>LibreOffice/5.3.1.2$Windows_X86_64 LibreOffice_project/e80a0e0fd1875e1696614d24c32df0f95f03deb2</meta:generator>
    <meta:document-statistic meta:object-count="1553"/>
  </office:meta>
</office:document-meta>
</file>